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54C000001A1E1B6D171.png"/>
  <manifest:file-entry manifest:media-type="image/png" manifest:full-path="Pictures/10000201000001AD000000848789FD84.png"/>
  <manifest:file-entry manifest:media-type="image/jpeg" manifest:full-path="Pictures/10000000000007A000000314BB7D3C44.jpg"/>
  <manifest:file-entry manifest:media-type="image/png" manifest:full-path="Pictures/10000000000007B50000006C7881044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mil:type="barWipe" smil:subtype="leftToRight"/>
    </style:style>
    <style:style style:name="gr1" style:family="graphic" style:parent-style-name="standard">
      <style:graphic-properties draw:stroke="none" svg:stroke-width="0.026cm" draw:stroke-linejoin="miter" draw:fill="none" draw:textarea-vertical-align="top" draw:auto-grow-height="false" draw:fit-to-size="false" fo:min-height="0cm" fo:min-width="0cm" fo:padding-top="0.127cm" fo:padding-bottom="0.127cm" fo:padding-left="0.254cm" fo:padding-right="0.254cm" fo:wrap-option="wrap"/>
    </style:style>
    <style:style style:name="gr2" style:family="graphic">
      <style:graphic-properties style:protect="size"/>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026cm" draw:stroke-linejoin="miter"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8"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0"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1"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2"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3"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4"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5"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6"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7"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8"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19"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0"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1"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2"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3"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4"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5"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6"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7"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8"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29" style:family="presentation" style:parent-style-name="Default_20_1-backgroundobjects" style:list-style-name="L7">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0" style:family="presentation" style:parent-style-name="Default_20_1-notes" style:list-style-name="L9">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r31" style:family="presentation" style:parent-style-name="Default_20_1-backgroundobjects" style:list-style-name="L8">
      <style:graphic-properties draw:stroke="none" svg:stroke-width="0cm" draw:fill="none" draw:fill-color="#ffffff" draw:textarea-vertical-align="top" draw:auto-grow-height="false" fo:min-height="11.682cm" fo:padding-top="0.125cm" fo:padding-bottom="0.125cm" fo:padding-left="0.25cm" fo:padding-right="0.25cm" fo:wrap-option="wrap"/>
    </style:style>
    <style:style style:name="P1" style:family="paragraph">
      <style:paragraph-properties fo:margin-top="0.212cm" fo:margin-bottom="0.212cm" fo:line-height="80%" fo:text-align="center" style:punctuation-wrap="simple" style:writing-mode="lr-tb"/>
      <style:text-properties fo:color="#ffffff"/>
    </style:style>
    <style:style style:name="P2" style:family="paragraph">
      <style:paragraph-properties style:font-independent-line-spacing="true"/>
      <style:text-properties fo:color="#ffffff" fo:font-size="18pt"/>
    </style:style>
    <style:style style:name="P3" style:family="paragraph">
      <style:paragraph-properties fo:margin-top="0cm" fo:margin-bottom="0cm" fo:line-height="80%" fo:text-align="start" style:punctuation-wrap="simple" style:writing-mode="lr-tb"/>
      <style:text-properties fo:color="#ffffff" fo:font-size="20pt" style:font-size-asian="20pt" style:font-size-complex="20pt"/>
    </style:style>
    <style:style style:name="P4" style:family="paragraph">
      <style:paragraph-properties style:font-independent-line-spacing="true"/>
      <style:text-properties fo:color="#ffffff" fo:font-size="20pt" style:font-size-asian="20pt" style:font-size-complex="20pt"/>
    </style:style>
    <style:style style:name="P5" style:family="paragraph">
      <style:paragraph-properties fo:margin-left="0cm" fo:margin-right="0cm" fo:margin-top="0.16cm" fo:margin-bottom="0cm" fo:text-align="start" fo:text-indent="0cm" style:punctuation-wrap="hanging" style:writing-mode="lr-tb"/>
      <style:text-properties fo:color="#ffffff" fo:font-size="18pt" fo:hyphenate="false"/>
    </style:style>
    <style:style style:name="P6" style:family="paragraph">
      <style:paragraph-properties fo:margin-top="0cm" fo:margin-bottom="0cm" fo:line-height="80%" fo:text-align="start" style:punctuation-wrap="simple" style:writing-mode="lr-tb"/>
    </style:style>
    <style:style style:name="P7" style:family="paragraph">
      <style:paragraph-properties style:font-independent-line-spacing="true"/>
      <style:text-properties fo:font-size="18pt"/>
    </style:style>
    <style:style style:name="P8" style:family="paragraph">
      <style:paragraph-properties fo:margin-left="0cm" fo:margin-right="0cm" fo:margin-top="0.188cm" fo:margin-bottom="0cm" fo:text-align="start" fo:text-indent="0cm" style:punctuation-wrap="simple" style:writing-mode="lr-tb"/>
    </style:style>
    <style:style style:name="P9" style:family="paragraph">
      <style:paragraph-properties fo:margin-left="0cm" fo:margin-right="0cm" fo:margin-top="0.169cm" fo:margin-bottom="0cm" fo:text-align="start" fo:text-indent="0cm" style:punctuation-wrap="simple" style:writing-mode="lr-tb"/>
    </style:style>
    <style:style style:name="P10" style:family="paragraph">
      <style:paragraph-properties fo:margin-left="0cm" fo:margin-right="0cm" fo:text-indent="0cm"/>
    </style:style>
    <style:style style:name="P1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font-size="10pt" style:font-size-asian="10pt" style:font-size-complex="10pt" fo:hyphenate="false"/>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ext-properties fo:font-size="10pt" style:font-size-asian="10pt" style:font-size-complex="10pt"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1pt" style:font-size-asian="11pt" style:font-size-complex="11pt"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1pt" style:font-size-asian="11pt" style:font-size-complex="11pt"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font-size="12pt" style:font-size-asian="12pt" style:font-size-complex="12pt" fo:hyphenate="false"/>
    </style:style>
    <style:style style:name="P20"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2pt" style:font-size-complex="12pt" fo:hyphenate="false"/>
    </style:style>
    <style:style style:name="P21" style:family="paragraph">
      <style:text-properties fo:font-size="11pt" style:font-size-asian="11pt" style:font-size-complex="11pt"/>
    </style:style>
    <style:style style:name="P22" style:family="paragraph">
      <style:text-properties fo:font-size="20pt"/>
    </style:style>
    <style:style style:name="T1" style:family="text">
      <style:text-properties fo:color="#ffffff" style:text-line-through-style="none" fo:font-family="Helvetica" style:font-family-generic="swiss" fo:font-size="48pt" fo:letter-spacing="normal" fo:font-style="normal" style:text-underline-style="none" fo:font-weight="normal" style:font-size-asian="48pt" style:font-style-asian="normal" style:font-weight-asian="normal" style:font-family-complex="Helvetica" style:font-family-generic-complex="swiss" style:font-size-complex="48pt" style:font-style-complex="normal" style:font-weight-complex="normal"/>
    </style:style>
    <style:style style:name="T2" style:family="text">
      <style:text-properties fo:color="#ffffff" style:text-line-through-style="none" fo:font-family="Helvetica" style:font-family-generic="swiss" fo:font-size="34.7000007629395pt" fo:letter-spacing="normal" fo:font-style="normal" style:text-underline-style="none" fo:font-weight="normal" style:font-size-asian="34.7000007629395pt" style:font-style-asian="normal" style:font-weight-asian="normal" style:font-family-complex="Helvetica" style:font-family-generic-complex="swiss" style:font-size-complex="34.7000007629395pt" style:font-style-complex="normal" style:font-weight-complex="normal"/>
    </style:style>
    <style:style style:name="T3" style:family="text">
      <style:text-properties fo:color="#ffffff" style:text-line-through-style="none" fo:font-family="Helvetica" style:font-family-generic="swiss" fo:font-size="20pt" fo:letter-spacing="normal" fo:font-style="normal" style:text-underline-style="none" fo:font-weight="normal" style:font-size-asian="20pt" style:font-style-asian="normal" style:font-weight-asian="normal" style:font-family-complex="Helvetica" style:font-family-generic-complex="swiss" style:font-size-complex="20pt" style:font-style-complex="normal" style:font-weight-complex="normal"/>
    </style:style>
    <style:style style:name="T4" style:family="text">
      <style:text-properties fo:color="#ffffff" style:text-line-through-style="none" fo:font-family="Helvetica" style:font-family-generic="swiss" fo:font-size="22.7000007629395pt" fo:letter-spacing="normal" fo:font-style="normal" style:text-underline-style="none" fo:font-weight="normal" style:font-size-asian="22.7000007629395pt" style:font-style-asian="normal" style:font-weight-asian="normal" style:font-family-complex="Helvetica" style:font-family-generic-complex="swiss" style:font-size-complex="22.7000007629395pt" style:font-style-complex="normal" style:font-weight-complex="normal"/>
    </style:style>
    <style:style style:name="T5" style:family="text">
      <style:text-properties fo:color="#595959" style:text-line-through-style="none" fo:font-family="Helvetica" style:font-family-generic="swiss" fo:font-size="34.7000007629395pt" fo:letter-spacing="normal" fo:font-style="normal" style:text-underline-style="none" fo:font-weight="normal" style:font-size-asian="34.7000007629395pt" style:font-style-asian="normal" style:font-weight-asian="normal" style:font-family-complex="Helvetica" style:font-family-generic-complex="swiss" style:font-size-complex="34.7000007629395pt" style:font-style-complex="normal" style:font-weight-complex="normal"/>
    </style:style>
    <style:style style:name="T6" style:family="text">
      <style:text-properties fo:color="#404040" style:text-line-through-style="none" fo:font-family="Helvetica" style:font-family-generic="swiss" fo:font-size="22pt" fo:letter-spacing="normal" fo:font-style="normal" style:text-underline-style="none" fo:font-weight="bold" style:font-size-asian="22pt" style:font-style-asian="normal" style:font-weight-asian="bold" style:font-family-complex="Helvetica" style:font-family-generic-complex="swiss" style:font-size-complex="22pt" style:font-style-complex="normal" style:font-weight-complex="bold"/>
    </style:style>
    <style:style style:name="T7" style:family="text">
      <style:text-properties fo:color="#808080" style:text-line-through-style="none" fo:font-family="Helvetica" style:font-family-generic="swiss" fo:font-size="19.3999996185303pt" fo:letter-spacing="normal" fo:font-style="normal" style:text-underline-style="none" fo:font-weight="normal" style:font-size-asian="19.3999996185303pt" style:font-style-asian="normal" style:font-weight-asian="normal" style:font-family-complex="Helvetica" style:font-family-generic-complex="swiss" style:font-size-complex="19.3999996185303pt" style:font-style-complex="normal" style:font-weight-complex="normal"/>
    </style:style>
    <style:style style:name="T8" style:family="text">
      <style:text-properties fo:color="#404040" style:text-line-through-style="none" fo:font-family="Helvetica" style:font-family-generic="swiss" fo:font-size="22pt" fo:letter-spacing="normal" fo:font-style="normal" style:text-underline-style="none" fo:font-weight="bold" style:font-size-asian="22pt" style:font-style-asian="normal" style:font-weight-asian="bold" style:font-family-complex="Helvetica" style:font-family-generic-complex="swiss" style:font-size-complex="22pt" style:font-style-complex="normal" style:font-weight-complex="bold"/>
    </style:style>
    <style:style style:name="T9" style:family="text">
      <style:text-properties fo:color="#000000" style:text-line-through-style="none" fo:font-family="Helvetic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1" style:family="text">
      <style:text-properties fo:color="#808080" style:text-line-through-style="none" fo:font-family="Helvetica" style:font-family-generic="swiss" fo:font-size="19.3999996185303pt" fo:letter-spacing="normal" fo:font-style="normal" style:text-underline-style="none" fo:font-weight="normal" style:font-size-asian="19.3999996185303pt" style:font-style-asian="normal" style:font-weight-asian="normal" style:font-family-complex="Helvetica" style:font-family-generic-complex="swiss" style:font-size-complex="19.3999996185303pt" style:font-style-complex="normal" style:font-weight-complex="normal"/>
    </style:style>
    <style:style style:name="T12" style:family="text">
      <style:text-properties fo:color="#00000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color="#000000" style:text-line-through-style="none" fo:font-size="19.3999996185303pt" fo:letter-spacing="normal" fo:font-style="normal" style:text-underline-style="none" fo:font-weight="normal" style:font-size-asian="19.3999996185303pt" style:font-style-asian="normal" style:font-weight-asian="normal" style:font-size-complex="19.3999996185303pt" style:font-style-complex="normal" style:font-weight-complex="normal"/>
    </style:style>
    <style:style style:name="T14" style:family="text">
      <style:text-properties fo:color="#000000"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color="#000000"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color="#808080" style:text-line-through-style="none" fo:font-family="Helvetica" style:font-family-generic="swiss" fo:font-size="19.3999996185303pt" fo:letter-spacing="normal" fo:font-style="normal" style:text-underline-style="none" fo:font-weight="bold" style:font-size-asian="19.3999996185303pt" style:font-style-asian="normal" style:font-weight-asian="bold" style:font-family-complex="Helvetica" style:font-family-generic-complex="swiss" style:font-size-complex="19.3999996185303pt" style:font-style-complex="normal" style:font-weight-complex="bold"/>
    </style:style>
    <style:style style:name="T17" style:family="text">
      <style:text-properties fo:color="#000000"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Wingdings" fo:color="#404040"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9cm"/>
        <style:text-properties fo:font-family="Wingdings" fo:color="#404040" fo:font-size="70%"/>
      </text:list-level-style-bullet>
      <text:list-level-style-bullet text:level="2" text:bullet-char="‒">
        <style:list-level-properties text:space-before="1.695cm" text:min-label-width="1.057cm"/>
        <style:text-properties fo:font-family="Helvetica" style:font-family-generic="swiss" fo:color="#7f7f7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fo:font-family="Wingdings" fo:color="#404040" fo:font-size="70%"/>
      </text:list-level-style-bullet>
      <text:list-level-style-bullet text:level="2" text:bullet-char="‒">
        <style:list-level-properties text:space-before="1.695cm" text:min-label-width="1.057cm"/>
        <style:text-properties fo:font-family="Helvetica" style:font-family-generic="swiss" fo:color="#59595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draw:frame draw:name="Title 4" presentation:style-name="pr1" draw:text-style-name="P2" draw:layer="layout" svg:width="28.078cm" svg:height="4.571cm" svg:x="2.54cm" svg:y="8.06cm" presentation:class="title" presentation:user-transformed="true">
          <draw:text-box>
            <text:p text:style-name="P1"><text:span text:style-name="T1">Pluribus Puppet Module</text:span><text:span text:style-name="T1"><text:line-break/></text:span><text:span text:style-name="T2">Switch Configuration Automation</text:span></text:p>
          </draw:text-box>
        </draw:frame>
        <draw:frame draw:name="Subtitle 5" presentation:style-name="pr2" draw:text-style-name="P4" draw:layer="layout" svg:width="13.749cm" svg:height="4.141cm" svg:x="2.54cm" svg:y="14.908cm" presentation:class="subtitle" presentation:user-transformed="true">
          <draw:text-box>
            <text:p text:style-name="P3"><text:span text:style-name="T3">Kyle Chickering</text:span></text:p>
            <text:p text:style-name="P3"><text:span text:style-name="T3">Engineering Intern</text:span></text:p>
            <text:p text:style-name="P3"><text:span text:style-name="T3">kyle.chickering@pluribusnetworks.com</text:span></text:p>
          </draw:text-box>
        </draw:frame>
        <draw:custom-shape draw:name="Subtitle 5" draw:style-name="gr1" draw:text-style-name="P2" draw:layer="layout" svg:width="13.749cm" svg:height="4.141cm" svg:x="17.577cm" svg:y="14.908cm">
          <text:p text:style-name="P5"><text:span text:style-name="T4">July, 2016</text:span></text:p>
          <draw:enhanced-geometry svg:viewBox="0 0 21600 21600" draw:type="rectangle" draw:enhanced-path="M 0 0 L 21600 0 21600 21600 0 21600 0 0 Z N"/>
        </draw:custom-shape>
        <anim:par presentation:node-type="timing-root">
          <anim:par smil:begin="id1.begin">
            <anim:transitionFilter smil:dur="2s" smil:type="barWipe" smil:subtype="leftToRight"/>
          </anim:par>
          <anim:seq smil:dur="0s" presentation:node-type="main-sequence"/>
        </anim:par>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_20_1" presentation:presentation-page-layout-name="AL2T11" xml:id="id2" draw:id="id2">
        <draw:frame draw:name="Title 1" presentation:style-name="pr4" draw:text-style-name="P7" draw:layer="layout" svg:width="30.479cm" svg:height="2.751cm" svg:x="1.693cm" svg:y="0.62cm" presentation:class="title" presentation:user-transformed="true">
          <draw:text-box>
            <text:p text:style-name="P6"><text:span text:style-name="T5">About me</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Engineering Intern</text:span></text:p>
              </text:list-item>
            </text:list>
            <text:list text:style-name="L5">
              <text:list-item>
                <text:list>
                  <text:list-item>
                    <text:p text:style-name="P9"><text:span text:style-name="T7">Aspiring programmer/computer scientist</text:span></text:p>
                  </text:list-item>
                  <text:list-item>
                    <text:p text:style-name="P9"><text:span text:style-name="T7">Favorite programming language is Python (C is pretty neat too)</text:span></text:p>
                  </text:list-item>
                  <text:list-item>
                    <text:p text:style-name="P9"><text:span text:style-name="T7">I know how to weld</text:span></text:p>
                    <text:p text:style-name="P9"><text:span text:style-name="T7"/></text:p>
                  </text:list-item>
                </text:list>
              </text:list-item>
              <text:list-item>
                <text:p text:style-name="P8"><text:span text:style-name="T6">Requests</text:span></text:p>
              </text:list-item>
            </text:list>
            <text:list text:style-name="L6">
              <text:list-item>
                <text:list>
                  <text:list-item>
                    <text:p text:style-name="P9"><text:span text:style-name="T7">Please be quiet</text:span></text:p>
                  </text:list-item>
                  <text:list-item>
                    <text:p text:style-name="P9"><text:span text:style-name="T7">Please don't interrupt</text:span></text:p>
                  </text:list-item>
                  <text:list-item>
                    <text:p text:style-name="P9"><text:span text:style-name="T7">Please hold questions until the end of the slide</text:span></text:p>
                    <text:p text:style-name="P9"><text:span text:style-name="T7"/></text:p>
                  </text:list-item>
                </text:list>
                <text:p text:style-name="P10"><text:span text:style-name="T8">Enjoy!</text:span></text:p>
              </text:list-item>
            </text:list>
          </draw:text-box>
        </draw:frame>
        <draw:frame draw:name="Slide Number Placeholder 3" presentation:style-name="pr6"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2.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2" presentation:class="page"/>
          <draw:frame draw:name="Slide Number Placeholder 3" presentation:style-name="pr7"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3" draw:style-name="dp1" draw:master-page-name="Default_20_1" presentation:presentation-page-layout-name="AL2T11" xml:id="id3" draw:id="id3">
        <draw:frame draw:name="Title 1" presentation:style-name="pr4" draw:text-style-name="P7" draw:layer="layout" svg:width="30.479cm" svg:height="2.751cm" svg:x="1.693cm" svg:y="0.62cm" presentation:class="title" presentation:user-transformed="true">
          <draw:text-box>
            <text:p text:style-name="P6"><text:span text:style-name="T5">What is Puppet?</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Infrastructure Automation</text:span></text:p>
              </text:list-item>
            </text:list>
            <text:list text:style-name="L5">
              <text:list-item>
                <text:list>
                  <text:list-item>
                    <text:p text:style-name="P9"><text:span text:style-name="T7">Spend less time deploying changes</text:span></text:p>
                  </text:list-item>
                  <text:list-item>
                    <text:p text:style-name="P9"><text:span text:style-name="T7">Confidence in network state</text:span></text:p>
                  </text:list-item>
                  <text:list-item>
                    <text:p text:style-name="P9"><text:span text:style-name="T7">Reliability, repeatability</text:span></text:p>
                    <text:p text:style-name="P9"><text:span text:style-name="T7"/></text:p>
                  </text:list-item>
                </text:list>
              </text:list-item>
              <text:list-item>
                <text:p text:style-name="P8"><text:span text:style-name="T6">Master Agent</text:span></text:p>
              </text:list-item>
            </text:list>
            <text:list text:style-name="L6">
              <text:list-item>
                <text:list>
                  <text:list-item>
                    <text:p text:style-name="P9"><text:span text:style-name="T7">Puppet has a master server and pushes changes to its 'agent' nodes.</text:span></text:p>
                  </text:list-item>
                  <text:list-item>
                    <text:p text:style-name="P9"><text:span text:style-name="T7">Agent nodes 'pull' configurations from the master at regular intervals</text:span></text:p>
                    <text:p text:style-name="P9"><text:span text:style-name="T7"/></text:p>
                  </text:list-item>
                </text:list>
              </text:list-item>
              <text:list-item>
                <text:p text:style-name="P10"><text:span text:style-name="T8">Puppet Enterprise</text:span></text:p>
                <text:list>
                  <text:list-item>
                    <text:p text:style-name="P10"><text:span text:style-name="T11">Puppet enterprise gives an interface to manage your network</text:span></text:p>
                  </text:list-item>
                </text:list>
              </text:list-item>
            </text:list>
          </draw:text-box>
        </draw:frame>
        <draw:frame draw:name="Slide Number Placeholder 3" presentation:style-name="pr8"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3.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3" presentation:class="page"/>
          <draw:frame draw:name="Notes Placeholder 2" presentation:style-name="pr9" draw:text-style-name="P14" draw:layer="layout" svg:width="15.726cm" svg:height="10.221cm" svg:x="1.966cm" svg:y="9.755cm" presentation:class="notes" presentation:user-transformed="true">
            <draw:text-box>
              <text:p text:style-name="P13"><text:span text:style-name="T12">What is Puppet?</text:span></text:p>
              <text:p text:style-name="P13"><text:span text:style-name="T12"/></text:p>
              <text:p text:style-name="P13"><text:span text:style-name="T12">Puppet is an infrastructure automation tool designed to give data center managers more time to do important things and less time deploying changes. </text:span></text:p>
              <text:p text:style-name="P13"><text:span text:style-name="T12"/></text:p>
              <text:p text:style-name="P13"><text:span text:style-name="T12">Puppet's main advantages are its reliability and consistency. It is reliable enough to be used by companies like Uber, SalesForce, and even NASA!</text:span></text:p>
              <text:p text:style-name="P13"><text:span text:style-name="T12"/></text:p>
              <text:p text:style-name="P13"><text:span text:style-name="T12">Puppet relies on a Master/Agent setup to apply the configuration files. The infrastructure is managed from one dedicated master server, which the agents routinely pull information from. When the agent's pull the information they apply the configuration to themselves and report back the the master.</text:span></text:p>
              <text:p text:style-name="P13"><text:span text:style-name="T12"/></text:p>
              <text:p text:style-name="P13"><text:span text:style-name="T12">Puppet Enterprise is a service provided by Puppet that gives users an interface which they can use to manage their network. Puppet Enterprise supplies reporting and full stack capabilities to the users and is better suited to team management of large infrastructures. </text:span></text:p>
              <text:p text:style-name="P13"><text:span text:style-name="T13"/></text:p>
            </draw:text-box>
          </draw:frame>
          <draw:frame draw:name="Slide Number Placeholder 3" presentation:style-name="pr10"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4" draw:style-name="dp1" draw:master-page-name="Default_20_1" presentation:presentation-page-layout-name="AL2T11" xml:id="id4" draw:id="id4">
        <draw:frame draw:name="Title 1" presentation:style-name="pr4" draw:text-style-name="P7" draw:layer="layout" svg:width="30.479cm" svg:height="2.751cm" svg:x="1.693cm" svg:y="0.62cm" presentation:class="title" presentation:user-transformed="true">
          <draw:text-box>
            <text:p text:style-name="P6"><text:span text:style-name="T5">How Does it Work?</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Manifest File</text:span></text:p>
              </text:list-item>
            </text:list>
            <text:list text:style-name="L5">
              <text:list-item>
                <text:list>
                  <text:list-item>
                    <text:p text:style-name="P9"><text:span text:style-name="T7">One file to define the state of your deployment</text:span></text:p>
                  </text:list-item>
                  <text:list-item>
                    <text:p text:style-name="P9"><text:span text:style-name="T7">Pulled by the Agent and applied locally</text:span></text:p>
                  </text:list-item>
                  <text:list-item>
                    <text:p text:style-name="P9"><text:span text:style-name="T7">Consistency</text:span></text:p>
                    <text:p text:style-name="P9"><text:span text:style-name="T7"/></text:p>
                  </text:list-item>
                </text:list>
              </text:list-item>
              <text:list-item>
                <text:p text:style-name="P8"><text:span text:style-name="T6">State, not Commands</text:span></text:p>
              </text:list-item>
            </text:list>
            <text:list text:style-name="L6">
              <text:list-item>
                <text:list>
                  <text:list-item>
                    <text:p text:style-name="P9"><text:span text:style-name="T7">Puppet focuses on final state rather than instruction</text:span></text:p>
                  </text:list-item>
                  <text:list-item>
                    <text:p text:style-name="P9"><text:span text:style-name="T7">Manifests declare state, not commands to be executed</text:span></text:p>
                    <text:p text:style-name="P9"><text:span text:style-name="T7"/></text:p>
                  </text:list-item>
                </text:list>
              </text:list-item>
              <text:list-item>
                <text:p text:style-name="P10"><text:span text:style-name="T8">Idempotency</text:span></text:p>
                <text:list>
                  <text:list-item>
                    <text:p text:style-name="P10"><text:span text:style-name="T11">If a resource is in the correct state, nothing will happen</text:span></text:p>
                  </text:list-item>
                </text:list>
              </text:list-item>
            </text:list>
          </draw:text-box>
        </draw:frame>
        <draw:frame draw:name="Slide Number Placeholder 3" presentation:style-name="pr11"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draw:frame draw:name="Content Placeholder 2" presentation:style-name="pr5" draw:text-style-name="P7" draw:layer="layout" svg:width="15.386cm" svg:height="13.698cm" svg:x="16.283cm" svg:y="2.286cm" presentation:class="outline" presentation:user-transformed="true">
          <draw:text-box>
            <text:list text:style-name="L4">
              <text:list-item>
                <text:p text:style-name="P8"><text:span text:style-name="T6">Resources</text:span></text:p>
              </text:list-item>
            </text:list>
            <text:list text:style-name="L5">
              <text:list-item>
                <text:list>
                  <text:list-item>
                    <text:p text:style-name="P9"><text:span text:style-name="T7">Attributes of your system are defined in the manifest as resources</text:span></text:p>
                  </text:list-item>
                  <text:list-item>
                    <text:p text:style-name="P9"><text:span text:style-name="T7">Resources have properties which can be configured by the user</text:span></text:p>
                    <text:p text:style-name="P9"><text:span text:style-name="T7"/></text:p>
                  </text:list-item>
                </text:list>
              </text:list-item>
              <text:list-item>
                <text:p text:style-name="P8"><text:span text:style-name="T6">Puppet Mindset</text:span></text:p>
              </text:list-item>
            </text:list>
            <text:list text:style-name="L6">
              <text:list-item>
                <text:list>
                  <text:list-item>
                    <text:p text:style-name="P9"><text:span text:style-name="T7">Nothing should fail</text:span></text:p>
                  </text:list-item>
                  <text:list-item>
                    <text:p text:style-name="P9"><text:span text:style-name="T7">If it is defined, it must be in the defined state, if it is not defined, it is not guaranteed to be in any particular state.</text:span></text:p>
                  </text:list-item>
                </text:list>
              </text:list-item>
            </text:list>
          </draw:text-box>
        </draw:frame>
        <anim:par presentation:node-type="timing-root">
          <anim:par smil:begin="id4.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4" presentation:class="page"/>
          <draw:frame draw:name="Notes Placeholder 2" presentation:style-name="pr12" draw:text-style-name="P16" draw:layer="layout" svg:width="15.726cm" svg:height="10.221cm" svg:x="1.966cm" svg:y="9.337cm" presentation:class="notes" presentation:user-transformed="true">
            <draw:text-box>
              <text:p text:style-name="P15"><text:span text:style-name="T14">How Does it Work?</text:span></text:p>
              <text:p text:style-name="P15"><text:span text:style-name="T14"/></text:p>
              <text:p text:style-name="P15"><text:span text:style-name="T14">Puppet is controlled by manifest files which are created by a network admin and are hosted on the Puppet master server. The Puppet agent reads these files and decides how to manage its configuration based on the declarations in the manifest. Manifest files provide a huge amount of consistency, rather than having to remember a series of commands to set up a new node, or having to run install scripts, when you get a new node you can add it to a node group and it will configure itself accordingly to match the definitions in the manifest. This ensures that it will be in the same state every time that a manifest is applied</text:span></text:p>
              <text:p text:style-name="P15"><text:span text:style-name="T14"/></text:p>
              <text:p text:style-name="P15"><text:span text:style-name="T14">Puppet manifests define state, not commands. When writing manifest files you are not telling Puppet what to do, you are telling Puppet how your system should look. Puppet takes the definition of the state and decides what to do based on its current state and the state that is defined.</text:span></text:p>
              <text:p text:style-name="P15"><text:span text:style-name="T14"/></text:p>
              <text:p text:style-name="P15"><text:span text:style-name="T14">Idempotency is a mathematical term used to describe a function such that f(x) and f(f(x)) are the same. For example the absolute value is idempotent because for each subsequent application of the absolute value function, the result is always f(x). Puppet takes this idea and applies it to server configuration. If a resource is already present and correctly configured when Puppet looks it up it will do nothing. This greatly increases the speed at which manifest files can be applied.</text:span></text:p>
              <text:p text:style-name="P15"><text:span text:style-name="T14"/></text:p>
              <text:p text:style-name="P15"><text:span text:style-name="T14">Manifests are composed of resources, which are the state declarations for puppet. Resources must be unique and have attributes that can be looked up by Puppet at runtime. The resources are further configured by defining properties for <text:s/>the given resource. This allows the user to precisely control the state of their resources. We will cover resources and resource declarations in greater depth later on. </text:span></text:p>
              <text:p text:style-name="P15"><text:span text:style-name="T14"/></text:p>
              <text:p text:style-name="P15"><text:span text:style-name="T14">Puppet has these sort of unofficial mindsets which dictate how the system is managed. First and foremost, nothing should fail. This sounds impossible, especially in the software world but its actually pretty cool. If a manifest compiles, Puppet says it should run on the system. This takes the responsibility of knowing dependancies and setup order and dumps it on the people creating the module (me). This is great for users, and is an advantage that Puppet holds over some other automation tools like Ansible. Another staple of the Puppet mindset is that if it is defined, the state must reflect the definition, but if it isn't defined the resource can be in any state the implementor wants. For example when creating a vRouter with our Puppet module the user does not need to create a vRouter first, Puppet will create it for them. However the name of the vRouter and the properties assigned to it can be anything I set them to.</text:span></text:p>
            </draw:text-box>
          </draw:frame>
          <draw:frame draw:name="Slide Number Placeholder 3" presentation:style-name="pr13"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5" draw:style-name="dp1" draw:master-page-name="Default_20_1" presentation:presentation-page-layout-name="AL2T11" xml:id="id5" draw:id="id5">
        <draw:frame draw:name="Title 1" presentation:style-name="pr4" draw:text-style-name="P7" draw:layer="layout" svg:width="30.479cm" svg:height="2.751cm" svg:x="1.693cm" svg:y="0.62cm" presentation:class="title" presentation:user-transformed="true">
          <draw:text-box>
            <text:p text:style-name="P6"><text:span text:style-name="T5">Pluribus and Puppet</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Why?</text:span></text:p>
              </text:list-item>
            </text:list>
            <text:list text:style-name="L5">
              <text:list-item>
                <text:list>
                  <text:list-item>
                    <text:p text:style-name="P9"><text:span text:style-name="T7">Integration with data-centers who already use Puppet </text:span></text:p>
                  </text:list-item>
                  <text:list-item>
                    <text:p text:style-name="P9"><text:span text:style-name="T7">Easy configuration</text:span></text:p>
                    <text:p text:style-name="P9"><text:span text:style-name="T7"/></text:p>
                  </text:list-item>
                </text:list>
              </text:list-item>
              <text:list-item>
                <text:p text:style-name="P8"><text:span text:style-name="T6">Our Module</text:span></text:p>
              </text:list-item>
            </text:list>
            <text:list text:style-name="L6">
              <text:list-item>
                <text:list>
                  <text:list-item>
                    <text:p text:style-name="P9"><text:span text:style-name="T7">Provides CLI configuration for common commands</text:span></text:p>
                  </text:list-item>
                  <text:list-item>
                    <text:p text:style-name="P9"><text:span text:style-name="T7">Abstracts CLI knowledge to the Puppet manifest</text:span></text:p>
                  </text:list-item>
                  <text:list-item>
                    <text:p text:style-name="P9"><text:span text:style-name="T7">Allows new sys admins to interface with CLI without knowing the specific commands</text:span></text:p>
                  </text:list-item>
                </text:list>
              </text:list-item>
            </text:list>
          </draw:text-box>
        </draw:frame>
        <draw:frame draw:name="Slide Number Placeholder 3" presentation:style-name="pr14"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draw:frame draw:name="Content Placeholder 2" presentation:style-name="pr5" draw:text-style-name="P7" draw:layer="layout" svg:width="15.386cm" svg:height="13.698cm" svg:x="16.283cm" svg:y="2.286cm" presentation:class="outline" presentation:user-transformed="true">
          <draw:text-box>
            <text:list text:style-name="L4">
              <text:list-item>
                <text:p text:style-name="P8"><text:span text:style-name="T6">GitHub</text:span></text:p>
              </text:list-item>
            </text:list>
            <text:list text:style-name="L5">
              <text:list-item>
                <text:list>
                  <text:list-item>
                    <text:p text:style-name="P9"><text:span text:style-name="T7">This module is open source and currently development is done on GitHub</text:span></text:p>
                  </text:list-item>
                </text:list>
              </text:list-item>
            </text:list>
          </draw:text-box>
        </draw:frame>
        <anim:par presentation:node-type="timing-root">
          <anim:par smil:begin="id5.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5" presentation:class="page"/>
          <draw:frame draw:name="Notes Placeholder 2" presentation:style-name="pr15" draw:text-style-name="P18" draw:layer="layout" svg:width="15.726cm" svg:height="10.221cm" svg:x="1.966cm" svg:y="9.755cm" presentation:class="notes" presentation:user-transformed="true">
            <draw:text-box>
              <text:p text:style-name="P17"><text:span text:style-name="T14">So why are we creating a Puppet module?</text:span></text:p>
              <text:p text:style-name="P17"><text:span text:style-name="T14"/></text:p>
              <text:p text:style-name="P17"><text:span text:style-name="T14">Why? The biggest reason is for integration with data-centers who already have a Puppet deployment. These companies will be more interested in using our product if it cleanly integrates with their established system. Since system state is managed by one manifest, this module allows users to add Pluribus switch management to their existing manifest so that they can set up and deploy our switches without missing a beat.</text:span></text:p>
              <text:p text:style-name="P17"><text:span text:style-name="T14"/></text:p>
              <text:p text:style-name="P17"><text:span text:style-name="T14">Puppet also allows for easy configuration of the switch, we already have a huge amount of scripts written to configure switches, and Puppet manifests offer an alternative to running configuration setups to our customers who may not be comfortable running scripts on their switch.</text:span></text:p>
              <text:p text:style-name="P17"><text:span text:style-name="T14"/></text:p>
              <text:p text:style-name="P17"><text:span text:style-name="T14">Our Puppet module provides manifest declarations for common CLI configuration commands. We currently support vLANs, vLAGs, vRouters, trunks, vRouter ip, vrrp, bgp, ospf, and loopback interfaces and clusters with many more coming soon. This allows any of those resources to be managed by a manifest file on a remote server. Our module also abstracts CLI knowledge to the Puppet DSL, so users don't have to actually know how to use the CLI to use the CLI. For example you cannot delete a vlan without deleting an associated vrouter interface</text:span><text:span text:style-name="T14"> first. But Puppet allows this behavior, if your end-goal is to remove the vlan, <text:s/>Puppet will also remove the associated interface for you.</text:span></text:p>
              <text:p text:style-name="P17"><text:span text:style-name="T14"/></text:p>
              <text:p text:style-name="P17"><text:span text:style-name="T14">Another thing that Puppet allows us to do is standardize the language used to manage resources. Rather than having a separate command for vrouter-create, vrouter-delete, and vrouter-modify, we have one vRouter, managed in the manifest. To change a setting all you do is change one line in the manifest, to temporarily remove a vRouter, change one line in the manifest, and when you change it back the system will behave identically to before. </text:span></text:p>
              <text:p text:style-name="P17"><text:span text:style-name="T14"/></text:p>
              <text:p text:style-name="P17"><text:span text:style-name="T14">Puppet likes modules to be open source, and in accordance with that we have released the source code publicly on GitHub. Although we are not expecting contribution from outside sources we still continue development through GitHub and use their issue tracking and merging capabilities to develop the module.</text:span></text:p>
              <text:p text:style-name="P17"><text:span text:style-name="T15"/></text:p>
            </draw:text-box>
          </draw:frame>
          <draw:frame draw:name="Slide Number Placeholder 3" presentation:style-name="pr16"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6" draw:style-name="dp1" draw:master-page-name="Default_20_1" presentation:presentation-page-layout-name="AL2T11" xml:id="id6" draw:id="id6">
        <draw:frame draw:name="Title 1" presentation:style-name="pr4" draw:text-style-name="P7" draw:layer="layout" svg:width="30.479cm" svg:height="2.751cm" svg:x="1.693cm" svg:y="0.62cm" presentation:class="title" presentation:user-transformed="true">
          <draw:text-box>
            <text:p text:style-name="P6"><text:span text:style-name="T5">Technical Details</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Scripting the CLI</text:span></text:p>
              </text:list-item>
            </text:list>
            <text:list text:style-name="L5">
              <text:list-item>
                <text:list>
                  <text:list-item>
                    <text:p text:style-name="P9"><text:span text:style-name="T7">Run CLI commands, parse output</text:span></text:p>
                  </text:list-item>
                  <text:list-item>
                    <text:p text:style-name="P9"><text:span text:style-name="T7">Passing user defined variables to CLI commands</text:span></text:p>
                    <text:p text:style-name="P9"><text:span text:style-name="T7"/></text:p>
                  </text:list-item>
                </text:list>
              </text:list-item>
              <text:list-item>
                <text:p text:style-name="P8"><text:span text:style-name="T6">Hacking Puppet</text:span></text:p>
              </text:list-item>
            </text:list>
            <text:list text:style-name="L6">
              <text:list-item>
                <text:list>
                  <text:list-item>
                    <text:p text:style-name="P9"><text:span text:style-name="T7">Requires</text:span></text:p>
                    <text:p text:style-name="P9"><text:span text:style-name="T7"/></text:p>
                  </text:list-item>
                </text:list>
              </text:list-item>
              <text:list-item>
                <text:p text:style-name="P10"><text:span text:style-name="T8">Handmade Logic</text:span></text:p>
                <text:list>
                  <text:list-item>
                    <text:p text:style-name="P10"><text:span text:style-name="T11">Wrote all of the CLI logic into Puppet, i.e. what to do if this condition. </text:span></text:p>
                  </text:list-item>
                </text:list>
              </text:list-item>
            </text:list>
          </draw:text-box>
        </draw:frame>
        <draw:frame draw:name="Slide Number Placeholder 3" presentation:style-name="pr17"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6.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6" presentation:class="page"/>
          <draw:frame draw:name="Notes Placeholder 2" presentation:style-name="pr18" draw:text-style-name="P18" draw:layer="layout" svg:width="15.726cm" svg:height="10.221cm" svg:x="1.886cm" svg:y="9.79cm" presentation:class="notes" presentation:user-transformed="true">
            <draw:text-box>
              <text:p text:style-name="P17"><text:span text:style-name="T15">Lets get into some technical details.</text:span></text:p>
              <text:p text:style-name="P17"><text:span text:style-name="T15"/></text:p>
              <text:p text:style-name="P17"><text:span text:style-name="T15">The Puppet agent runs CLI commands and parses the output to find the details it needs.</text:span></text:p>
              <text:p text:style-name="P17"><text:span text:style-name="T15"/></text:p>
              <text:p text:style-name="P17"><text:span text:style-name="T15">At a fundamental level, Puppet is just calling certain CLI commands and determining behavior at runtime based on the output from the CLI commands. Since I am scripting the CLI I can easily pass the parameters defined in the manifest to the CLI and execute commands accordingly..</text:span></text:p>
              <text:p text:style-name="P17"><text:span text:style-name="T15"/></text:p>
              <text:p text:style-name="P17"><text:span text:style-name="T15">Another Problem we have to work around it the behavior that Puppet uses to execute a manifest. Rather than a top down approach, Puppet executes the resources randomly. This is a problem for us because a lot of the resources we declare rely on other things to be declared first. The way to get around this is to include require statements in the manifest. While it isn't the best solution, it does work. The other workaround for this is that any resource that has dependencies creates dependencies for you that will be over-written by a later resource declaration, however this method has a LOT of problems that are mainly CLI and Pluribus specific and is not recommended (Like Puppet clustering the wrong switches before creating a vLAG, the cluster will be overwritten but the vLAG will remain in the incorrect position This is why we use require)</text:span></text:p>
              <text:p text:style-name="P17"><text:span text:style-name="T15"/></text:p>
              <text:p text:style-name="P17"><text:span text:style-name="T15">All of the logic in Puppet is handled in files called Types and Providers, which are written in Ruby. I have written all of the logic that determines things like “Is the cluster already present?” and use the Puppet Provider API to tell Puppet what to do next. Puppet has a few methods that need to be implemented. Like exists? Which checks the state, create, which creates a new resource and destroy which kills a resource.</text:span></text:p>
            </draw:text-box>
          </draw:frame>
          <draw:frame draw:name="Slide Number Placeholder 3" presentation:style-name="pr19"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7" draw:style-name="dp1" draw:master-page-name="Default_20_1" presentation:presentation-page-layout-name="AL2T11" xml:id="id7" draw:id="id7">
        <draw:frame draw:name="Title 1" presentation:style-name="pr4" draw:text-style-name="P7" draw:layer="layout" svg:width="30.479cm" svg:height="2.751cm" svg:x="1.693cm" svg:y="0.62cm" presentation:class="title" presentation:user-transformed="true">
          <draw:text-box>
            <text:p text:style-name="P6"><text:span text:style-name="T5">Live Demo</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Pre-Written Manifest</text:span></text:p>
              </text:list-item>
            </text:list>
            <text:list text:style-name="L5">
              <text:list-item>
                <text:list>
                  <text:list-item>
                    <text:p text:style-name="P9"><text:span text:style-name="T7">Even </text:span><text:span text:style-name="T16">I</text:span><text:span text:style-name="T7"> am not good enough to write an entire manifest live</text:span></text:p>
                    <text:p text:style-name="P9"><text:span text:style-name="T7"/></text:p>
                  </text:list-item>
                </text:list>
              </text:list-item>
              <text:list-item>
                <text:p text:style-name="P8"><text:span text:style-name="T6">Running Manifests</text:span></text:p>
              </text:list-item>
            </text:list>
            <text:list text:style-name="L6">
              <text:list-item>
                <text:list>
                  <text:list-item>
                    <text:p text:style-name="P9"><text:span text:style-name="T7">Run from the master or run from the agent</text:span></text:p>
                  </text:list-item>
                  <text:list-item>
                    <text:p text:style-name="P9"><text:span text:style-name="T7">Same result either way</text:span></text:p>
                  </text:list-item>
                  <text:list-item>
                    <text:p text:style-name="P9"><text:span text:style-name="T7">Will be run on the agent</text:span></text:p>
                    <text:p text:style-name="P9"><text:span text:style-name="T7"/></text:p>
                  </text:list-item>
                </text:list>
              </text:list-item>
              <text:list-item>
                <text:p text:style-name="P10"><text:span text:style-name="T8">What will Happen</text:span></text:p>
                <text:list>
                  <text:list-item>
                    <text:p text:style-name="P10"><text:span text:style-name="T11">Puppet will create all the specified resources</text:span></text:p>
                  </text:list-item>
                </text:list>
              </text:list-item>
            </text:list>
          </draw:text-box>
        </draw:frame>
        <draw:frame draw:name="Slide Number Placeholder 3" presentation:style-name="pr20"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7.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7" presentation:class="page"/>
          <draw:frame draw:name="Notes Placeholder 2" presentation:style-name="pr21" draw:text-style-name="P20" draw:layer="layout" svg:width="15.726cm" svg:height="10.221cm" svg:x="1.966cm" svg:y="9.755cm" presentation:class="notes" presentation:user-transformed="true">
            <draw:text-box>
              <text:p text:style-name="P19"><text:span text:style-name="T17">I would love to write the manifest live and run it that way, but there are just too many things that can go wrong, and I don't want to have everyone sit and watch me debug syntax errors. So I have a pre-made (and tested) manifest to use for the demo.</text:span></text:p>
              <text:p text:style-name="P19"><text:span text:style-name="T17"/></text:p>
              <text:p text:style-name="P19"><text:span text:style-name="T17">Manifest files can be run in three main ways, by forcing it to be run from the master, when the agent pulls from the master, or by manually running it on the agent. We will be using the third method. Running from the master is too unreliable without Puppet Enterprise, the second method would have us waiting for about 30 minutes, so we are left with the third method. All three methods will produce the same effect, so the way we apply the manifest is trivial.</text:span></text:p>
              <text:p text:style-name="P19"><text:span text:style-name="T17"/></text:p>
              <text:p text:style-name="P19"><text:span text:style-name="T17">When I run this manifest, Puppet will create all of the defined resources. It will create a cluster, two trunks, a vlag, two vrouters, 14 vlans, 5 vrouter interfaces, 5 vrrp interfaces and two BGP interfaces. After that I will run a tear-down manifest which will remove all of the newly created resources in a single command.</text:span></text:p>
            </draw:text-box>
          </draw:frame>
          <draw:frame draw:name="Slide Number Placeholder 3" presentation:style-name="pr22"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8" draw:style-name="dp4" draw:master-page-name="Default_20_1" presentation:presentation-page-layout-name="AL2T11" xml:id="id8" draw:id="id8">
        <draw:frame draw:name="Title 1" presentation:style-name="pr4" draw:text-style-name="P7" draw:layer="layout" svg:width="30.479cm" svg:height="2.751cm" svg:x="1.693cm" svg:y="0.62cm" presentation:class="title" presentation:user-transformed="true">
          <draw:text-box>
            <text:p text:style-name="P6"><text:span text:style-name="T5">Oops, The Live Demo Failed</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What Happened</text:span></text:p>
              </text:list-item>
            </text:list>
            <text:list text:style-name="L5">
              <text:list-item>
                <text:list>
                  <text:list-item>
                    <text:p text:style-name="P9"><text:span text:style-name="T7">Demo failed because...</text:span></text:p>
                  </text:list-item>
                  <text:list-item>
                    <text:p text:style-name="P9"><text:span text:style-name="T7">What needed to be changed</text:span></text:p>
                    <text:p text:style-name="P9"><text:span text:style-name="T7"/></text:p>
                  </text:list-item>
                </text:list>
              </text:list-item>
              <text:list-item>
                <text:p text:style-name="P8"><text:span text:style-name="T6">What was Supposed to Happen</text:span></text:p>
              </text:list-item>
            </text:list>
            <text:list text:style-name="L6">
              <text:list-item>
                <text:list>
                  <text:list-item>
                    <text:p text:style-name="P9"><text:span text:style-name="T7">All the settings were configured</text:span></text:p>
                  </text:list-item>
                  <text:list-item>
                    <text:p text:style-name="P9"><text:span text:style-name="T7">Show that they are present</text:span></text:p>
                  </text:list-item>
                  <text:list-item>
                    <text:p text:style-name="P9"><text:span text:style-name="T7">Run again to demonstrate idempotency</text:span></text:p>
                  </text:list-item>
                  <text:list-item>
                    <text:p text:style-name="P9"><text:span text:style-name="T7">Delete all configured resources</text:span></text:p>
                  </text:list-item>
                  <text:list-item>
                    <text:p text:style-name="P9"><text:span text:style-name="T7">Show they are gone</text:span></text:p>
                  </text:list-item>
                  <text:list-item>
                    <text:p text:style-name="P9"><text:span text:style-name="T7">Delete again to show that nothing will change</text:span></text:p>
                  </text:list-item>
                  <text:list-item>
                    <text:p text:style-name="P9"><text:span text:style-name="T7">Celebrate because it worked!</text:span></text:p>
                    <text:p text:style-name="P9"><text:span text:style-name="T8"/></text:p>
                  </text:list-item>
                </text:list>
              </text:list-item>
            </text:list>
          </draw:text-box>
        </draw:frame>
        <draw:frame draw:name="Slide Number Placeholder 3" presentation:style-name="pr23"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8.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8" presentation:class="page"/>
          <draw:frame draw:name="Notes Placeholder 2" presentation:style-name="pr24" draw:text-style-name="P14" draw:layer="layout" svg:width="15.726cm" svg:height="10.221cm" svg:x="1.966cm" svg:y="9.755cm" presentation:class="notes" presentation:user-transformed="true">
            <draw:text-box>
              <text:p text:style-name="P13"><text:span text:style-name="T13">Hope you took that Improv Class</text:span></text:p>
            </draw:text-box>
          </draw:frame>
          <draw:frame draw:name="Slide Number Placeholder 3" presentation:style-name="pr25"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9" draw:style-name="dp1" draw:master-page-name="Default_20_1" presentation:presentation-page-layout-name="AL2T11" xml:id="id9" draw:id="id9">
        <draw:frame draw:name="Title 1" presentation:style-name="pr4" draw:text-style-name="P7" draw:layer="layout" svg:width="30.479cm" svg:height="2.751cm" svg:x="1.693cm" svg:y="0.62cm" presentation:class="title" presentation:user-transformed="true">
          <draw:text-box>
            <text:p text:style-name="P6"><text:span text:style-name="T5">Demo Success</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The Stress of a Live Demo, Over</text:span></text:p>
              </text:list-item>
            </text:list>
            <text:list text:style-name="L5">
              <text:list-item>
                <text:list>
                  <text:list-item>
                    <text:p text:style-name="P9"><text:span text:style-name="T7">I have a “Demo Failed” slide too</text:span></text:p>
                    <text:p text:style-name="P9"><text:span text:style-name="T7"/></text:p>
                  </text:list-item>
                </text:list>
              </text:list-item>
              <text:list-item>
                <text:p text:style-name="P8"><text:span text:style-name="T6">What we saw</text:span></text:p>
              </text:list-item>
            </text:list>
            <text:list text:style-name="L6">
              <text:list-item>
                <text:list>
                  <text:list-item>
                    <text:p text:style-name="P9"><text:span text:style-name="T7">Nodes were configured in a minute</text:span></text:p>
                  </text:list-item>
                  <text:list-item>
                    <text:p text:style-name="P9"><text:span text:style-name="T7">Subsequent manifest applications do nothing</text:span></text:p>
                  </text:list-item>
                  <text:list-item>
                    <text:p text:style-name="P9"><text:span text:style-name="T7">Easily change the file to change the resource states</text:span></text:p>
                    <text:p text:style-name="P9"><text:span text:style-name="T7"/></text:p>
                  </text:list-item>
                </text:list>
              </text:list-item>
              <text:list-item>
                <text:p text:style-name="P10"><text:span text:style-name="T8">Why its Important</text:span></text:p>
                <text:list>
                  <text:list-item>
                    <text:p text:style-name="P10"><text:span text:style-name="T11">Quickly tweak setups</text:span></text:p>
                  </text:list-item>
                </text:list>
              </text:list-item>
            </text:list>
          </draw:text-box>
        </draw:frame>
        <draw:frame draw:name="Slide Number Placeholder 3" presentation:style-name="pr26"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9.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9" presentation:class="page"/>
          <draw:frame draw:name="Notes Placeholder 2" presentation:style-name="pr27" draw:text-style-name="P14" draw:layer="layout" svg:width="15.726cm" svg:height="10.221cm" svg:x="1.966cm" svg:y="9.755cm" presentation:class="notes" presentation:placeholder="true" presentation:user-transformed="true">
            <draw:text-box/>
          </draw:frame>
          <draw:frame draw:name="Slide Number Placeholder 3" presentation:style-name="pr28"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10" draw:style-name="dp1" draw:master-page-name="Default_20_1" presentation:presentation-page-layout-name="AL2T11" xml:id="id10" draw:id="id10">
        <draw:frame draw:name="Title 1" presentation:style-name="pr4" draw:text-style-name="P7" draw:layer="layout" svg:width="30.479cm" svg:height="2.751cm" svg:x="1.693cm" svg:y="0.62cm" presentation:class="title" presentation:user-transformed="true">
          <draw:text-box>
            <text:p text:style-name="P6"><text:span text:style-name="T5">Limitations</text:span></text:p>
          </draw:text-box>
        </draw:frame>
        <draw:frame draw:name="Content Placeholder 2" presentation:style-name="pr5" draw:text-style-name="P7" draw:layer="layout" svg:width="15.386cm" svg:height="13.698cm" svg:x="1.26cm" svg:y="2.304cm" presentation:class="outline" presentation:user-transformed="true">
          <draw:text-box>
            <text:list text:style-name="L4">
              <text:list-item>
                <text:p text:style-name="P8"><text:span text:style-name="T6">ONVL, not Solaris</text:span></text:p>
              </text:list-item>
            </text:list>
            <text:list text:style-name="L5">
              <text:list-item>
                <text:list>
                  <text:list-item>
                    <text:p text:style-name="P9"><text:span text:style-name="T7">Won't work on most current deployments</text:span></text:p>
                  </text:list-item>
                  <text:list-item>
                    <text:p text:style-name="P9"><text:span text:style-name="T7">Feature set is optimized for ONVL quirks. (One vRouter per switch)</text:span></text:p>
                    <text:p text:style-name="P9"><text:span text:style-name="T7"/></text:p>
                  </text:list-item>
                </text:list>
              </text:list-item>
              <text:list-item>
                <text:p text:style-name="P8"><text:span text:style-name="T6">Catalog</text:span></text:p>
              </text:list-item>
            </text:list>
            <text:list text:style-name="L6">
              <text:list-item>
                <text:list>
                  <text:list-item>
                    <text:p text:style-name="P9"><text:span text:style-name="T7">Doesn't support everything... yet</text:span></text:p>
                  </text:list-item>
                </text:list>
              </text:list-item>
            </text:list>
          </draw:text-box>
        </draw:frame>
        <draw:frame draw:name="Slide Number Placeholder 3" presentation:style-name="pr29" draw:text-style-name="P12" draw:layer="layout" svg:width="3.95cm" svg:height="1.013cm" svg:x="1.411cm" svg:y="17.891cm" presentation:class="page-number" presentation:user-transformed="true">
          <draw:text-box>
            <text:p text:style-name="P11"><text:span text:style-name="T9"><text:page-number>&lt;number&gt;</text:page-number></text:span></text:p>
          </draw:text-box>
        </draw:frame>
        <anim:par presentation:node-type="timing-root">
          <anim:par smil:begin="id10.begin">
            <anim:transitionFilter smil:dur="2s" smil:type="barWipe" smil:subtype="leftToRight"/>
          </anim:par>
          <anim:seq smil:dur="0s" presentation:node-type="main-sequence"/>
        </anim:par>
        <presentation:notes draw:style-name="dp3">
          <draw:page-thumbnail draw:name="Slide Image Placeholder 1" draw:style-name="gr2" draw:layer="layout" svg:width="15.574cm" svg:height="8.761cm" svg:x="2.042cm" svg:y="0.508cm" draw:page-number="10" presentation:class="page"/>
          <draw:frame draw:name="Notes Placeholder 2" presentation:style-name="pr30" draw:text-style-name="P18" draw:layer="layout" svg:width="15.726cm" svg:height="10.221cm" svg:x="1.966cm" svg:y="9.755cm" presentation:class="notes" presentation:user-transformed="true">
            <draw:text-box>
              <text:p text:style-name="P21"><text:span text:style-name="T18">The biggest limitation we currently face is an implementation that only works on ONVL switches. The reason for this is our version of Solaris does not contain the necessary dependencies needed to run Puppet, specifically a package called 'core-os'. Our best option would be to build Puppet from source to work specifically on nvOS switches, however this will take time and may not be worth it.</text:span></text:p>
              <text:p text:style-name="P21"><text:span text:style-name="T18"/></text:p>
              <text:p text:style-name="P21"><text:span text:style-name="T18">Because Puppet has only been implemented on ONVL, it has developed a feature set that may not even work on a Solaris machine, things like switches only having one vRouter are integral to the underlying Puppet logic.</text:span></text:p>
              <text:p text:style-name="P21"><text:span text:style-name="T18"/></text:p>
              <text:p text:style-name="P21"><text:span text:style-name="T18">The other limitation is the catalog coverage, we currently support 8 features out of the many that can be configured via the CLI. Although we eventually want to support them all, this will obviously take time. Adding new features is where the bulk of future development will lay.</text:span></text:p>
            </draw:text-box>
          </draw:frame>
          <draw:frame draw:name="Slide Number Placeholder 3" presentation:style-name="pr31" draw:text-style-name="P12" draw:layer="layout" svg:width="8.518cm" svg:height="1.302cm" svg:x="11.135cm" svg:y="24.658cm" presentation:class="page-number" presentation:user-transformed="true">
            <draw:text-box>
              <text:p text:style-name="P11"><text:span text:style-name="T10"><text:page-number>&lt;number&gt;</text:page-number></text:span></text:p>
            </draw:text-box>
          </draw:frame>
        </presentation:notes>
      </draw:page>
      <draw:page draw:name="page11" draw:style-name="dp1" draw:master-page-name="Default" presentation:presentation-page-layout-name="AL1T0" xml:id="id11" draw:id="id11">
        <draw:frame draw:name="Title 4" presentation:style-name="pr1" draw:text-style-name="P2" draw:layer="layout" svg:width="28.078cm" svg:height="4.571cm" svg:x="2.54cm" svg:y="8.06cm" presentation:class="title" presentation:user-transformed="true">
          <draw:text-box>
            <text:p text:style-name="P1"><text:span text:style-name="T1">Its Over!</text:span><text:span text:style-name="T1"><text:line-break/></text:span><text:span text:style-name="T2">Questions?</text:span></text:p>
          </draw:text-box>
        </draw:frame>
        <anim:par presentation:node-type="timing-root">
          <anim:par smil:begin="id11.begin">
            <anim:transitionFilter smil:dur="2s" smil:type="barWipe" smil:subtype="leftToRight"/>
          </anim:par>
          <anim:seq smil:dur="0s" presentation:node-type="main-sequence"/>
        </anim:par>
        <presentation:notes draw:style-name="dp2">
          <draw:page-thumbnail draw:style-name="gr2" draw:layer="layout" svg:width="13.968cm" svg:height="10.476cm" svg:x="3.81cm" svg:y="2.123cm" draw:page-number="11" presentation:class="page"/>
          <draw:frame presentation:style-name="pr3" draw:text-style-name="P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404040" style:text-outline="false" style:text-line-through-style="none" fo:font-family="Helvetica" style:font-family-generic="swiss" fo:font-size="26.7000007629395pt" fo:letter-spacing="normal" fo:language="en" fo:country="US" fo:font-style="normal" fo:text-shadow="none" style:text-underline-style="none" fo:font-weight="normal" style:letter-kerning="true" style:font-family-asian="'Arial Unicode MS'" style:font-family-generic-asian="system" style:font-pitch-asian="variable" style:font-size-asian="26.7000007629395pt" style:language-asian="en" style:country-asian="US" style:font-style-asian="normal" style:font-weight-asian="normal" style:font-family-complex="Helvetica" style:font-family-generic-complex="swiss" style:font-size-complex="26.7000007629395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simple" style:writing-mode="lr-tb"/>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simple" style:writing-mode="lr-tb"/>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simple" style:writing-mode="lr-tb"/>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punctuation-wrap="hanging" style:writing-mode="lr-tb"/>
      <style:text-properties fo:color="#000000" style:text-outline="false" style:text-line-through-style="none" fo:font-family="Helvetica"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Helvetica"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404040" style:text-outline="false" style:text-line-through-style="none" fo:font-family="Helvetica" style:font-family-generic="swiss" fo:font-size="26.7000007629395pt" fo:letter-spacing="normal" fo:language="en" fo:country="US" fo:font-style="normal" fo:text-shadow="none" style:text-underline-style="none" fo:font-weight="normal" style:letter-kerning="true" style:font-family-asian="'Arial Unicode MS'" style:font-family-generic-asian="system" style:font-pitch-asian="variable" style:font-size-asian="26.7000007629395pt" style:language-asian="en" style:country-asian="US" style:font-style-asian="normal" style:font-weight-asian="normal" style:font-family-complex="Helvetica" style:font-family-generic-complex="swiss" style:font-size-complex="26.7000007629395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punctuation-wrap="hanging" style:writing-mode="lr-tb"/>
      <style:text-properties fo:color="#000000" style:text-outline="false" style:text-line-through-style="none" fo:font-family="Helvetica"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Helvetica"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659cm" fo:page-height="25.9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no-wrap"/>
    </style:style>
    <style:style style:name="Mgr5" style:family="graphic" style:parent-style-name="standard">
      <style:graphic-properties draw:stroke="none" svg:stroke-width="0.071cm" draw:fill="solid" draw:fill-color="#929294"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top="0cm" fo:margin-bottom="0cm" fo:line-height="80%" fo:text-align="start" style:punctuation-wrap="simple" style:writing-mode="lr-tb"/>
      <style:text-properties fo:font-size="18pt"/>
    </style:style>
    <style:style style:name="MP7" style:family="paragraph">
      <style:text-properties fo:font-size="18pt"/>
    </style:style>
    <style:style style:name="MP8" style:family="paragraph">
      <style:paragraph-properties fo:margin-left="0cm" fo:margin-right="0cm" fo:margin-top="0.188cm" fo:margin-bottom="0cm" fo:text-align="start" fo:text-indent="0cm" style:punctuation-wrap="simple" style:writing-mode="lr-tb"/>
      <style:text-properties fo:font-size="18pt"/>
    </style:style>
    <style:style style:name="MP9" style:family="paragraph">
      <style:paragraph-properties fo:margin-left="0cm" fo:margin-right="0cm" fo:margin-top="0.169cm" fo:margin-bottom="0cm" fo:text-align="start" fo:text-indent="0cm" style:punctuation-wrap="simple" style:writing-mode="lr-tb"/>
      <style:text-properties fo:font-size="18pt"/>
    </style:style>
    <style:style style:name="MP10" style:family="paragraph">
      <style:paragraph-properties fo:margin-left="0cm" fo:margin-right="0cm" fo:margin-top="0.15cm" fo:margin-bottom="0cm" fo:text-align="start" fo:text-indent="0cm" style:punctuation-wrap="simple" style:writing-mode="lr-tb"/>
      <style:text-properties fo:font-size="18pt"/>
    </style:style>
    <style:style style:name="MP11"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2"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Helvetica" fo:font-size="10.6999998092651pt" fo:letter-spacing="normal" fo:font-style="normal" style:text-underline-style="none" fo:font-weight="normal" style:font-size-asian="10.6999998092651pt" style:font-style-asian="normal" style:font-weight-asian="normal" style:font-family-complex="Helvetica" style:font-family-generic-complex="swiss" style:font-size-complex="10.6999998092651pt" style:font-style-complex="normal" style:font-weight-complex="normal"/>
    </style:style>
    <style:style style:name="MT2" style:family="text">
      <style:text-properties fo:color="#595959" style:text-line-through-style="none" fo:font-family="Helvetica" style:font-family-generic="swiss" fo:font-size="32pt" fo:letter-spacing="normal" fo:font-style="normal" style:text-underline-style="none" fo:font-weight="normal" style:font-size-asian="32pt" style:font-style-asian="normal" style:font-weight-asian="normal" style:font-family-complex="Helvetica" style:font-family-generic-complex="swiss" style:font-size-complex="32pt" style:font-style-complex="normal" style:font-weight-complex="normal"/>
    </style:style>
    <style:style style:name="MT3" style:family="text">
      <style:text-properties fo:color="#595959" style:text-line-through-style="none" fo:font-family="Helvetica" style:font-family-generic="swiss" fo:font-size="34.7000007629395pt" fo:letter-spacing="normal" fo:font-style="normal" style:text-underline-style="none" fo:font-weight="normal" style:font-size-asian="34.7000007629395pt" style:font-style-asian="normal" style:font-weight-asian="normal" style:font-family-complex="Helvetica" style:font-family-generic-complex="swiss" style:font-size-complex="34.7000007629395pt" style:font-style-complex="normal" style:font-weight-complex="normal"/>
    </style:style>
    <style:style style:name="MT4" style:family="text">
      <style:text-properties fo:color="#404040" style:text-line-through-style="none" fo:font-family="Helvetica" style:font-family-generic="swiss" fo:font-size="26.7000007629395pt" fo:letter-spacing="normal" fo:font-style="normal" style:text-underline-style="none" fo:font-weight="normal" style:font-size-asian="26.7000007629395pt" style:font-style-asian="normal" style:font-weight-asian="normal" style:font-family-complex="Helvetica" style:font-family-generic-complex="swiss" style:font-size-complex="26.7000007629395pt" style:font-style-complex="normal" style:font-weight-complex="normal"/>
    </style:style>
    <style:style style:name="MT5" style:family="text">
      <style:text-properties fo:color="#808080" style:text-line-through-style="none" fo:font-family="Helvetica" style:font-family-generic="swiss" fo:font-size="24pt" fo:letter-spacing="normal" fo:font-style="normal" style:text-underline-style="none" fo:font-weight="normal" style:font-size-asian="24pt" style:font-style-asian="normal" style:font-weight-asian="normal" style:font-family-complex="Helvetica" style:font-family-generic-complex="swiss" style:font-size-complex="24pt" style:font-style-complex="normal" style:font-weight-complex="normal"/>
    </style:style>
    <style:style style:name="MT6" style:family="text">
      <style:text-properties fo:color="#808080" style:text-line-through-style="none" fo:font-family="Helvetica" style:font-family-generic="swiss" fo:font-size="21.3999996185303pt" fo:letter-spacing="normal" fo:font-style="normal" style:text-underline-style="none" fo:font-weight="normal" style:font-size-asian="21.3999996185303pt" style:font-style-asian="normal" style:font-weight-asian="normal" style:font-family-complex="Helvetica" style:font-family-generic-complex="swiss" style:font-size-complex="21.3999996185303pt" style:font-style-complex="normal" style:font-weight-complex="normal"/>
    </style:style>
    <style:style style:name="MT7" style:family="text">
      <style:text-properties fo:color="#000000" style:text-line-through-style="none" fo:font-family="Helvetica" style:font-family-generic="swiss" fo:font-size="13.3999996185303pt" fo:letter-spacing="normal" fo:font-style="normal" style:text-underline-style="none" fo:font-weight="normal" style:font-size-asian="13.3999996185303pt" style:font-style-asian="normal" style:font-weight-asian="normal" style:font-family-complex="Helvetica" style:font-family-generic-complex="swiss" style:font-size-complex="13.3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69cm"/>
        <style:text-properties fo:font-family="Wingdings" style:use-window-font-color="true"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69cm"/>
        <style:text-properties fo:font-family="Wingdings" style:use-window-font-color="true" fo:font-size="70%"/>
      </text:list-level-style-bullet>
      <text:list-level-style-bullet text:level="2" text:bullet-char="‒">
        <style:list-level-properties text:space-before="1.695cm" text:min-label-width="1.057cm"/>
        <style:text-properties fo:font-family="Helvetica" style:font-family-generic="swiss" fo:color="#80808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69cm"/>
        <style:text-properties fo:font-family="Wingdings" style:use-window-font-color="true" fo:font-size="70%"/>
      </text:list-level-style-bullet>
      <text:list-level-style-bullet text:level="2" text:bullet-char="‒">
        <style:list-level-properties text:space-before="1.695cm" text:min-label-width="1.057cm"/>
        <style:text-properties fo:font-family="Helvetica" style:font-family-generic="swiss" fo:color="#808080" fo:font-size="75%"/>
      </text:list-level-style-bullet>
      <text:list-level-style-bullet text:level="3" text:bullet-char="§">
        <style:list-level-properties text:space-before="3.387cm" text:min-label-width="0.846cm"/>
        <style:text-properties fo:font-family="Wingdings" style:use-window-font-color="true"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69cm"/>
        <style:text-properties fo:font-family="Wingdings" style:use-window-font-color="true" fo:font-size="70%"/>
      </text:list-level-style-bullet>
      <text:list-level-style-bullet text:level="2" text:bullet-char="‒">
        <style:list-level-properties text:space-before="1.695cm" text:min-label-width="1.057cm"/>
        <style:text-properties fo:font-family="Helvetica" style:font-family-generic="swiss" fo:color="#808080" fo:font-size="75%"/>
      </text:list-level-style-bullet>
      <text:list-level-style-bullet text:level="3" text:bullet-char="§">
        <style:list-level-properties text:space-before="3.387cm" text:min-label-width="0.846cm"/>
        <style:text-properties fo:font-family="Wingdings" style:use-window-font-color="true" fo:font-size="80%"/>
      </text:list-level-style-bullet>
      <text:list-level-style-bullet text:level="4" text:bullet-char="§">
        <style:list-level-properties text:space-before="5.081cm" text:min-label-width="0.846cm"/>
        <style:text-properties fo:font-family="Wingdings" style:use-window-font-color="true"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1.269cm"/>
        <style:text-properties fo:font-family="Wingdings" style:use-window-font-color="true" fo:font-size="70%"/>
      </text:list-level-style-bullet>
      <text:list-level-style-bullet text:level="2" text:bullet-char="‒">
        <style:list-level-properties text:space-before="1.695cm" text:min-label-width="1.057cm"/>
        <style:text-properties fo:font-family="Helvetica" style:font-family-generic="swiss" fo:color="#808080" fo:font-size="75%"/>
      </text:list-level-style-bullet>
      <text:list-level-style-bullet text:level="3" text:bullet-char="§">
        <style:list-level-properties text:space-before="3.387cm" text:min-label-width="0.846cm"/>
        <style:text-properties fo:font-family="Wingdings" style:use-window-font-color="true" fo:font-size="80%"/>
      </text:list-level-style-bullet>
      <text:list-level-style-bullet text:level="4" text:bullet-char="§">
        <style:list-level-properties text:space-before="5.081cm" text:min-label-width="0.846cm"/>
        <style:text-properties fo:font-family="Wingdings" style:use-window-font-color="true" fo:font-size="80%"/>
      </text:list-level-style-bullet>
      <text:list-level-style-bullet text:level="5" text:bullet-char="§">
        <style:list-level-properties text:space-before="6.774cm" text:min-label-width="0.846cm"/>
        <style:text-properties fo:font-family="Wingdings" style:use-window-font-color="true"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2" draw:style-name="Mgr3" draw:text-style-name="MP3" draw:layer="backgroundobjects" svg:width="33.866cm" svg:height="1.494cm" svg:x="0cm" svg:y="17.555cm">
        <draw:image xlink:href="Pictures/10000000000007B50000006C78810445.png" xlink:type="simple" xlink:show="embed" xlink:actuate="onLoad">
          <text:p/>
        </draw:image>
      </draw:frame>
      <draw:custom-shape draw:name="Text Box 7" draw:style-name="Mgr4" draw:text-style-name="MP5" draw:layer="backgroundobjects" svg:width="4.786cm" svg:height="0.702cm" svg:x="14.498cm" svg:y="18.013cm">
        <text:p text:style-name="MP4"><text:span text:style-name="MT1">Proprietary &amp; Confidential</text:span></text:p>
        <draw:enhanced-geometry svg:viewBox="0 0 21600 21600" draw:type="rectangle" draw:enhanced-path="M 0 0 L 21600 0 21600 21600 0 21600 0 0 Z N"/>
      </draw:custom-shape>
      <draw:custom-shape draw:name="Rectangle 9" draw:style-name="Mgr5" draw:text-style-name="MP5" draw:layer="backgroundobjects" svg:width="33.866cm" svg:height="0.211cm" svg:x="0cm" svg:y="-0.02cm">
        <text:p/>
        <draw:enhanced-geometry svg:viewBox="0 0 21600 21600" draw:type="rectangle" draw:enhanced-path="M 0 0 L 21600 0 21600 21600 0 21600 0 0 Z N"/>
      </draw:custom-shape>
      <draw:frame draw:name="Picture 1" draw:style-name="Mgr3" draw:text-style-name="MP3" draw:layer="backgroundobjects" svg:width="4.955cm" svg:height="1.523cm" svg:x="27.971cm" svg:y="17.549cm">
        <draw:image xlink:href="Pictures/10000201000001AD000000848789FD84.png" xlink:type="simple" xlink:show="embed" xlink:actuate="onLoad">
          <text:p/>
        </draw:image>
      </draw:frame>
      <draw:frame draw:name="Picture 2" draw:style-name="Mgr3" draw:text-style-name="MP3" draw:layer="backgroundobjects" svg:width="33.866cm" svg:height="13.205cm" svg:x="0cm" svg:y="5.844cm">
        <draw:image xlink:href="Pictures/10000000000007A000000314BB7D3C44.jpg" xlink:type="simple" xlink:show="embed" xlink:actuate="onLoad">
          <text:p/>
        </draw:image>
      </draw:frame>
      <draw:custom-shape draw:name="Rectangle 13" draw:style-name="Mgr6" draw:text-style-name="MP5" draw:layer="backgroundobjects" svg:width="33.929cm" svg:height="6.102cm" svg:x="-0.026cm" svg:y="0cm">
        <text:p/>
        <draw:enhanced-geometry svg:viewBox="0 0 21600 21600" draw:type="rectangle" draw:enhanced-path="M 0 0 L 21600 0 21600 21600 0 21600 0 0 Z N"/>
      </draw:custom-shape>
      <draw:custom-shape draw:name="Rectangle 13" draw:style-name="Mgr5" draw:text-style-name="MP5" draw:layer="backgroundobjects" svg:width="33.928cm" svg:height="0.211cm" svg:x="-0.025cm" svg:y="6.025cm">
        <text:p/>
        <draw:enhanced-geometry svg:viewBox="0 0 21600 21600" draw:type="rectangle" draw:enhanced-path="M 0 0 L 21600 0 21600 21600 0 21600 0 0 Z N"/>
      </draw:custom-shape>
      <draw:frame draw:name="Title 1" presentation:style-name="Mpr1" draw:text-style-name="MP5" draw:layer="backgroundobjects" svg:width="28.786cm" svg:height="4.082cm" svg:x="2.54cm" svg:y="6.966cm" presentation:class="title" presentation:user-transformed="true">
        <draw:text-box>
          <text:p text:style-name="MP6"><text:span text:style-name="MT2">Click to edit the title text formatClick to edit Master title style</text:span></text:p>
        </draw:text-box>
      </draw:frame>
      <draw:frame draw:name="Picture 5" draw:style-name="Mgr3" draw:text-style-name="MP3" draw:layer="backgroundobjects" svg:width="11.48cm" svg:height="3.53cm" svg:x="21.032cm" svg:y="1.218cm">
        <draw:image xlink:href="Pictures/100002010000054C000001A1E1B6D171.png" xlink:type="simple" xlink:show="embed" xlink:actuate="onLoad">
          <text:p/>
        </draw:image>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2" draw:style-name="Mgr3" draw:text-style-name="MP3" draw:layer="backgroundobjects" svg:width="33.866cm" svg:height="1.494cm" svg:x="0cm" svg:y="17.555cm">
        <draw:image xlink:href="Pictures/10000000000007B50000006C78810445.png" xlink:type="simple" xlink:show="embed" xlink:actuate="onLoad">
          <text:p/>
        </draw:image>
      </draw:frame>
      <draw:custom-shape draw:name="Text Box 7" draw:style-name="Mgr4" draw:text-style-name="MP5" draw:layer="backgroundobjects" svg:width="4.786cm" svg:height="0.702cm" svg:x="14.498cm" svg:y="18.013cm">
        <text:p text:style-name="MP4"><text:span text:style-name="MT1">Proprietary &amp; Confidential</text:span></text:p>
        <draw:enhanced-geometry svg:viewBox="0 0 21600 21600" draw:type="rectangle" draw:enhanced-path="M 0 0 L 21600 0 21600 21600 0 21600 0 0 Z N"/>
      </draw:custom-shape>
      <draw:custom-shape draw:name="Rectangle 9" draw:style-name="Mgr5" draw:text-style-name="MP5" draw:layer="backgroundobjects" svg:width="33.866cm" svg:height="0.211cm" svg:x="0cm" svg:y="-0.02cm">
        <text:p/>
        <draw:enhanced-geometry svg:viewBox="0 0 21600 21600" draw:type="rectangle" draw:enhanced-path="M 0 0 L 21600 0 21600 21600 0 21600 0 0 Z N"/>
      </draw:custom-shape>
      <draw:frame draw:name="Picture 1" draw:style-name="Mgr3" draw:text-style-name="MP3" draw:layer="backgroundobjects" svg:width="4.955cm" svg:height="1.523cm" svg:x="27.971cm" svg:y="17.549cm">
        <draw:image xlink:href="Pictures/10000201000001AD000000848789FD84.png" xlink:type="simple" xlink:show="embed" xlink:actuate="onLoad">
          <text:p/>
        </draw:image>
      </draw:frame>
      <draw:frame draw:name="Title 1" presentation:style-name="Mpr4" draw:text-style-name="MP5" draw:layer="backgroundobjects" svg:width="30.479cm" svg:height="2.751cm" svg:x="1.693cm" svg:y="0.62cm" presentation:class="title" presentation:user-transformed="true">
        <draw:text-box>
          <text:p text:style-name="MP6"><text:span text:style-name="MT3">Click to edit the title text formatClick to edit Master title style</text:span></text:p>
        </draw:text-box>
      </draw:frame>
      <draw:frame draw:name="Content Placeholder 2" presentation:style-name="Mpr5" draw:text-style-name="MP5" draw:layer="backgroundobjects" svg:width="30.479cm" svg:height="13.645cm" svg:x="1.693cm" svg:y="3.371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8"><text:span text:style-name="MT4">Ninth Outline LevelClick to edit Master text styles</text:span></text:p>
            </text:list-item>
          </text:list>
          <text:list text:style-name="ML7">
            <text:list-item>
              <text:list>
                <text:list-item>
                  <text:p text:style-name="MP9"><text:span text:style-name="MT5">Second level</text:span></text:p>
                </text:list-item>
              </text:list>
            </text:list-item>
          </text:list>
          <text:list text:style-name="ML8">
            <text:list-item>
              <text:list>
                <text:list-item>
                  <text:list>
                    <text:list-item>
                      <text:p text:style-name="MP10"><text:span text:style-name="MT6">Third level</text:span></text:p>
                    </text:list-item>
                  </text:list>
                </text:list-item>
              </text:list>
            </text:list-item>
          </text:list>
          <text:list text:style-name="ML9">
            <text:list-item>
              <text:list>
                <text:list-item>
                  <text:list>
                    <text:list-item>
                      <text:list>
                        <text:list-item>
                          <text:p text:style-name="MP10"><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Slide Number Placeholder 9" presentation:style-name="Mpr6" draw:text-style-name="MP12" draw:layer="backgroundobjects" svg:width="3.95cm" svg:height="1.013cm" svg:x="1.411cm" svg:y="17.891cm" presentation:class="page-number" presentation:user-transformed="true">
        <draw:text-box>
          <text:p text:style-name="MP11"><text:span text:style-name="MT7"><text:page-number>&lt;number&gt;</text:page-number></text:span></text:p>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7-21T17:22:39</dc:date>
    <meta:generator>OpenOffice/4.1.2$Unix OpenOffice.org_project/412m3$Build-9782</meta:generator>
    <meta:editing-duration>P6DT3H28M6S</meta:editing-duration>
    <meta:editing-cycles>1</meta:editing-cycles>
    <meta:document-statistic meta:object-count="102"/>
  </office:meta>
</office:document-meta>
</file>